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3pt" svg:height="255.29pt" svg:x="73.13pt" svg:y="329.95pt">
            <draw:object draw:notify-on-update-of-ranges="Sheet1.B7:Sheet1.B16 Sheet1.C7:Sheet1.C16 Sheet1.B7:Sheet1.B16 Sheet1.D7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251" calcext:value-type="float">
            <text:p>1.251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.425" calcext:value-type="float">
            <text:p>1.425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1.425" calcext:value-type="float">
            <text:p>1.425</text:p>
          </table:table-cell>
          <table:table-cell office:value-type="float" office:value="1.451" calcext:value-type="float">
            <text:p>1.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1:12:12.949180238</meta:creation-date>
    <dc:date>2021-04-15T17:39:30.255554639</dc:date>
    <meta:editing-duration>PT6H17M7S</meta:editing-duration>
    <meta:editing-cycles>1</meta:editing-cycles>
    <meta:document-statistic meta:table-count="1" meta:cell-count="3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524cm" svg:y="0.316cm" chart:style-name="ch2">
          <text:p>PWM to Thrust Mapping</text:p>
        </chart:title>
        <chart:legend chart:legend-position="end" svg:x="13.152cm" svg:y="3.955cm" style:legend-expansion="high" chart:style-name="ch3"/>
        <chart:plot-area chart:style-name="ch4" table:cell-range-address="Sheet1.B7:Sheet1.D16" svg:x="1.331cm" svg:y="1.275cm" svg:width="11.501cm" svg:height="6.571cm">
          <chartooo:coordinate-region svg:x="2.058cm" svg:y="1.474cm" svg:width="10.402cm" svg:height="5.725cm"/>
          <chart:axis chart:dimension="x" chart:name="primary-x" chart:style-name="ch5">
            <chart:title svg:x="6.64cm" svg:y="8.026cm" chart:style-name="ch6">
              <text:p>PWM</text:p>
            </chart:title>
          </chart:axis>
          <chart:axis chart:dimension="y" chart:name="primary-y" chart:style-name="ch5">
            <chart:title svg:x="0.451cm" svg:y="5.437cm" chart:style-name="ch7">
              <text:p>Thrust [lbs.]</text:p>
            </chart:title>
            <chart:grid chart:style-name="ch8" chart:class="major"/>
          </chart:axis>
          <chart:series chart:style-name="ch9" chart:values-cell-range-address="Sheet1.C7:Sheet1.C16" chart:class="chart:scatter">
            <chart:domain table:cell-range-address="Sheet1.B7:Sheet1.B16"/>
            <chart:data-point chart:repeated="10"/>
          </chart:series>
          <chart:series chart:style-name="ch10" chart:values-cell-range-address="Sheet1.D7:Sheet1.D1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B7:Sheet1.B16</svg:desc>
                </draw:g>
              </table:table-cell>
              <table:table-cell office:value-type="float" office:value="0">
                <text:p>0</text:p>
                <draw:g>
                  <svg:desc>Sheet1.C7:Sheet1.C16</svg:desc>
                </draw:g>
              </table:table-cell>
              <table:table-cell office:value-type="float" office:value="0">
                <text:p>0</text:p>
                <draw:g>
                  <svg:desc>Sheet1.D7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0.126">
                <text:p>0.126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0.373">
                <text:p>0.373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.586">
                <text:p>0.586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851">
                <text:p>0.85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1.232">
                <text:p>1.232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.425">
                <text:p>1.425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1.425">
                <text:p>1.425</text:p>
              </table:table-cell>
              <table:table-cell office:value-type="float" office:value="1.451">
                <text:p>1.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